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 style:data-style-name="N37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B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0" style:family="paragraph" style:parent-style-name="PSDS_20_-_20_Corpo_20_de_20_Texto">
      <style:text-properties fo:font-size="12pt" style:font-size-asian="12pt" style:font-size-complex="12pt"/>
    </style:style>
    <style:style style:name="P21" style:family="paragraph" style:parent-style-name="PSDS_20_-_20_Corpo_20_de_20_Texto">
      <style:paragraph-properties fo:break-before="page"/>
    </style:style>
    <style:style style:name="P22" style:family="paragraph" style:parent-style-name="PSDS_20_-_20_Corpo_20_de_20_Texto">
      <style:paragraph-properties fo:margin-left="0cm" fo:margin-right="0cm" fo:text-indent="0.413cm" style:auto-text-indent="false"/>
    </style:style>
    <style:style style:name="P23" style:family="paragraph" style:parent-style-name="PSDS_20_-_20_Corpo_20_de_20_Texto">
      <style:paragraph-properties fo:margin-left="0cm" fo:margin-right="0cm" fo:text-align="justify" style:justify-single-word="false" fo:text-indent="0.413cm" style:auto-text-indent="false"/>
    </style:style>
    <style:style style:name="P24" style:family="paragraph" style:parent-style-name="PSDS_20_-_20_Corpo_20_de_20_Texto">
      <style:paragraph-properties fo:margin-left="0cm" fo:margin-right="0cm" fo:text-indent="0.413cm" style:auto-text-indent="false"/>
      <style:text-properties fo:font-size="12pt" style:font-size-asian="12pt" style:font-size-complex="12pt"/>
    </style:style>
    <style:style style:name="P25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7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8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29" style:family="paragraph" style:parent-style-name="PSDS_20_-_20_Corpo_20_de_20_Texto" style:list-style-name="L1"/>
    <style:style style:name="P30" style:family="paragraph" style:parent-style-name="PSDS_20_-_20_Corpo_20_de_20_Texto" style:list-style-name="L1">
      <style:text-properties fo:font-weight="bold" style:font-weight-asian="bold" style:font-weight-complex="bold"/>
    </style:style>
    <style:style style:name="P31" style:family="paragraph" style:parent-style-name="PSDS_20_-_20_Corpo_20_de_20_Texto" style:list-style-name="L2"/>
    <style:style style:name="P32" style:family="paragraph" style:parent-style-name="PSDS_20_-_20_Corpo_20_de_20_Texto">
      <style:text-properties fo:font-size="12pt" style:font-size-asian="12pt" style:font-size-complex="12pt"/>
    </style:style>
    <style:style style:name="P33" style:family="paragraph" style:parent-style-name="PSDS_20_-_20_Corpo_20_de_20_Texto" style:list-style-name="L2">
      <style:text-properties fo:font-size="12pt" style:font-size-asian="12pt" style:font-size-complex="12pt"/>
    </style:style>
    <style:style style:name="P34" style:family="paragraph" style:parent-style-name="PSDS_20_-_20_Corpo_20_de_20_Texto" style:list-style-name="L1">
      <style:text-properties fo:font-size="12pt" style:font-size-asian="12pt" style:font-size-complex="12pt"/>
    </style:style>
    <style:style style:name="P35" style:family="paragraph" style:parent-style-name="PSDS_20_-_20_Corpo_20_de_20_Texto" style:list-style-name="L1"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PSDS_20_-_20_Corpo_20_de_20_Texto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date" office:date-value="2011-11-02">
            <text:p text:style-name="P12">02/11/11</text:p>
          </table:table-cell>
          <table:table-cell table:style-name="Tabela2.B2" office:value-type="string">
            <text:p text:style-name="P13">1.0</text:p>
          </table:table-cell>
          <table:table-cell table:style-name="Tabela2.B2" office:value-type="string">
            <text:p text:style-name="P13">Composição do documento</text:p>
          </table:table-cell>
          <table:table-cell table:style-name="Tabela2.B2" office:value-type="string">
            <text:p text:style-name="P13">Lavoisier Vieira</text:p>
          </table:table-cell>
          <table:table-cell table:style-name="Tabela2.B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B2" office:value-type="string">
            <text:p text:style-name="P12"/>
          </table:table-cell>
          <table:table-cell table:style-name="Tabela2.B2" office:value-type="string">
            <text:p text:style-name="P13"/>
          </table:table-cell>
          <table:table-cell table:style-name="Tabela2.B2" office:value-type="string">
            <text:p text:style-name="P13"/>
          </table:table-cell>
          <table:table-cell table:style-name="Tabela2.B2" office:value-type="string">
            <text:p text:style-name="P13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29/11/2011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8">Retrospectiva do Sprint 1 – Projeto Expresso V3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>Walter Zapalowi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Lavoisier Rodrigues de Sousa Veir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>Lavoisier Rodrigues de Sousa Veir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/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>3 horas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>Bruno Vieira Costa</text:p>
          </table:table-cell>
          <table:table-cell table:style-name="Tabela4.A9" table:number-columns-spanned="2" office:value-type="string">
            <text:p text:style-name="P18">bruno.vieira-cost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Mario Cesar Kolling</text:p>
          </table:table-cell>
          <table:table-cell table:style-name="Tabela4.A9" table:number-columns-spanned="2" office:value-type="string">
            <text:p text:style-name="P18">mario.kolling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Fernando Lages</text:p>
          </table:table-cell>
          <table:table-cell table:style-name="Tabela4.A9" table:number-columns-spanned="2" office:value-type="string">
            <text:p text:style-name="P18">fernando.lages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Rommel Cysne</text:p>
          </table:table-cell>
          <table:table-cell table:style-name="Tabela4.A9" table:number-columns-spanned="2" office:value-type="string">
            <text:p text:style-name="P18">rommel.cysne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Cassiano Pizzol</text:p>
          </table:table-cell>
          <table:table-cell table:style-name="Tabela4.A9" table:number-columns-spanned="2" office:value-type="string">
            <text:p text:style-name="P18">cassiano.dalpizzol@serpro.gov.br</text:p>
          </table:table-cell>
          <table:covered-table-cell/>
          <table:table-cell table:style-name="Tabela4.D9" office:value-type="string">
            <text:p text:style-name="PSDS_20_-_20_Corpo_20_de_20_Texto">DE0D6</text:p>
          </table:table-cell>
        </table:table-row>
        <table:table-row>
          <table:table-cell table:style-name="Tabela4.A9" office:value-type="string">
            <text:p text:style-name="PSDS_20_-_20_Corpo_20_de_20_Texto">Rafael Silva</text:p>
          </table:table-cell>
          <table:table-cell table:style-name="Tabela4.A9" table:number-columns-spanned="2" office:value-type="string">
            <text:p text:style-name="P18">rafael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Antonio Silva</text:p>
          </table:table-cell>
          <table:table-cell table:style-name="Tabela4.A9" table:number-columns-spanned="2" office:value-type="string">
            <text:p text:style-name="P18">antonio-carlos.silva@serpro.gov.br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>Lavoisier Vieira</text:p>
          </table:table-cell>
          <table:table-cell table:style-name="Tabela4.A9" table:number-columns-spanned="2" office:value-type="string">
            <text:p text:style-name="P18"><text:a xlink:type="simple" xlink:href="mailto:Lavoisier.vieira@serpro.gov.br">Lavoisier.vieira@serpro.gov.br</text:a></text:p>
          </table:table-cell>
          <table:covered-table-cell/>
          <table:table-cell table:style-name="Tabela4.D9" office:value-type="string">
            <text:p text:style-name="PSDS_20_-_20_Corpo_20_de_20_Texto">DE0D9</text:p>
          </table:table-cell>
        </table:table-row>
        <table:table-row>
          <table:table-cell table:style-name="Tabela4.A9" office:value-type="string">
            <text:p text:style-name="PSDS_20_-_20_Corpo_20_de_20_Texto"/>
          </table:table-cell>
          <table:table-cell table:style-name="Tabela4.A9" table:number-columns-spanned="2" office:value-type="string">
            <text:p text:style-name="P18"/>
          </table:table-cell>
          <table:covered-table-cell/>
          <table:table-cell table:style-name="Tabela4.D9" office:value-type="string">
            <text:p text:style-name="PSDS_20_-_20_Corpo_20_de_20_Texto"/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2"/>
      <text:p text:style-name="P22">Assuntos:</text:p>
      <text:list xml:id="list777361169" text:style-name="L1">
        <text:list-item>
          <text:p text:style-name="P30">Curso Mário</text:p>
        </text:list-item>
        <text:list-item>
          <text:p text:style-name="P30">Fechamento do Sprint 1</text:p>
        </text:list-item>
        <text:list-item>
          <text:p text:style-name="P29">Retrospectiva</text:p>
        </text:list-item>
        <text:list-item>
          <text:p text:style-name="P30">Demandas do Sprint 2</text:p>
        </text:list-item>
        <text:list-item>
          <text:p text:style-name="P30">Sprint 2 + Outras atividades(Criação de Dojo)</text:p>
        </text:list-item>
        <text:list-item>
          <text:p text:style-name="P29">Demanda Bruno</text:p>
        </text:list-item>
      </text:list>
      <text:p text:style-name="P22"/>
      <text:p text:style-name="P22"/>
      <text:list xml:id="list1392730682" text:style-name="L2">
        <text:list-item>
          <text:p text:style-name="P31"><text:span text:style-name="T2">Curso Mário: </text:span><text:span text:style-name="T3">Assunto a especular com Flávio:</text:span><text:span text:style-name="T2"> Arquitetura Tine para integração de funcionalidades especificas. Mário vai estruturar um coding dojo para reproduzir junto a equipe.</text:span></text:p>
          <text:p text:style-name="P33"/>
        </text:list-item>
      </text:list>
      <text:list xml:id="list439070610" text:continue-list="list777361169" text:style-name="L1">
        <text:list-item>
          <text:p text:style-name="P34">Fechamento do Sprint 1 – OK</text:p>
          <text:list>
            <text:list-item>
              <text:p text:style-name="P34">Ver geração da release;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><text:soft-page-break/></text:p>
      <text:p text:style-name="P20"/>
      <text:list xml:id="list1130321277" text:continue-numbering="true" text:style-name="L1">
        <text:list-item>
          <text:p text:style-name="P34">Retrospectiva SPRINT</text:p>
          <text:list>
            <text:list-item>
              <text:p text:style-name="P34">Sucesso:</text:p>
              <text:list>
                <text:list-item>
                  <text:p text:style-name="P34">ECUs, RNGs, CTS, <text:s/>associados; - wiki;</text:p>
                </text:list-item>
                <text:list-item>
                  <text:p text:style-name="P34">Aprendizado em documentação de Requisitos, Testlink ;</text:p>
                </text:list-item>
                <text:list-item>
                  <text:p text:style-name="P34">Criação de rastreabilidade entre os artefatos;</text:p>
                </text:list-item>
                <text:list-item>
                  <text:p text:style-name="P35">SCRUM</text:p>
                  <text:list>
                    <text:list-item>
                      <text:p text:style-name="P34">Exercitação do SCRUM com mais rigor;</text:p>
                    </text:list-item>
                    <text:list-item>
                      <text:p text:style-name="P34">Acompanhamento com Burning-down criava comprometimento;</text:p>
                    </text:list-item>
                    <text:list-item>
                      <text:p text:style-name="P34">Horário da reunião conveniente;</text:p>
                    </text:list-item>
                  </text:list>
                </text:list-item>
                <text:list-item>
                  <text:p text:style-name="P29"><text:span text:style-name="T3">Aprendizado</text:span><text:span text:style-name="T2">:</text:span></text:p>
                  <text:list>
                    <text:list-item>
                      <text:p text:style-name="P34">Tradução;</text:p>
                    </text:list-item>
                    <text:list-item>
                      <text:p text:style-name="P34">Aplicação de Tema;</text:p>
                    </text:list-item>
                    <text:list-item>
                      <text:p text:style-name="P34">EXTJs;</text:p>
                    </text:list-item>
                    <text:list-item>
                      <text:p text:style-name="P34">Instalação;</text:p>
                    </text:list-item>
                    <text:list-item>
                      <text:p text:style-name="P34">Integração com LDAP;</text:p>
                    </text:list-item>
                    <text:list-item>
                      <text:p text:style-name="P34">Praticamos nosso primeiro Coding-dojo próprio da Equipe;</text:p>
                    </text:list-item>
                    <text:list-item>
                      <text:p text:style-name="P34">Geração de release;</text:p>
                    </text:list-item>
                    <text:list-item>
                      <text:p text:style-name="P34">Usar o Testlink e Git;</text:p>
                    </text:list-item>
                  </text:list>
                </text:list-item>
                <text:list-item>
                  <text:p text:style-name="P35">Problemas</text:p>
                  <text:list>
                    <text:list-item>
                      <text:p text:style-name="P29"><text:span text:style-name="T3">Demandas paralelas</text:span><text:span text:style-name="T2">(outro projeto - V2) entrando nos sprints da V3 causando aumento do esforço no projeto V3 e criando métricas erradas;</text:span></text:p>
                      <text:p text:style-name="P34"/>
                    </text:list-item>
                  </text:list>
                </text:list-item>
                <text:list-item>
                  <text:p text:style-name="P35">Melhorias e sugestões</text:p>
                  <text:list>
                    <text:list-item>
                      <text:p text:style-name="P34">Reunião diária:</text:p>
                      <text:list>
                        <text:list-item>
                          <text:p text:style-name="P34">Procurar usar apenas os 15 minutos diários de reunião – ser objetivo: </text:p>
                          <text:list>
                            <text:list-item>
                              <text:p text:style-name="P34">Responder as 3 perguntas rapidamente: O que fiz, quais dificuldades e o que vou fazer hoje;</text:p>
                            </text:list-item>
                          </text:list>
                        </text:list-item>
                        <text:list-item>
                          <text:p text:style-name="P34">Tornar uma reunião de esclarecimento, e detalhamento em reunião posterior;</text:p>
                        </text:list-item>
                      </text:list>
                    </text:list-item>
                    <text:list-item>
                      <text:p text:style-name="P34">Backlogs de SPRINTs</text:p>
                      <text:list>
                        <text:list-item>
                          <text:p text:style-name="P34">Iniciar os SPRINTS com o backlog em aberto(Sem dono);</text:p>
                        </text:list-item>
                      </text:list>
                    </text:list-item>
                    <text:list-item>
                      <text:p text:style-name="P29"><text:span text:style-name="T2">Aderência da equipe ao novo </text:span><text:span text:style-name="T3">processo:</text:span></text:p>
                      <text:list>
                        <text:list-item>
                          <text:p text:style-name="P34">A mudança causa desconforto porém é necessária;</text:p>
                        </text:list-item>
                        <text:list-item>
                          <text:p text:style-name="P34">Falta de subsídio suficiente para criticar o modelo PDC;</text:p>
                        </text:list-item>
                        <text:list-item>
                          <text:p text:style-name="P34">A ausência de codificação cria um pouco de ansiedade;</text:p>
                        </text:list-item>
                        <text:list-item>
                          <text:p text:style-name="P34">Quais as métricas atuais da equipe?</text:p>
                        </text:list-item>
                      </text:list>
                    </text:list-item>
                    <text:list-item>
                      <text:p text:style-name="P29"><text:soft-page-break/><text:span text:style-name="T3">Dispersão da equipe:</text:span><text:span text:style-name="T2"> </text:span></text:p>
                      <text:list>
                        <text:list-item>
                          <text:p text:style-name="P34">Algumas vezes esperar pelo outro para inicio dos trabalhos;</text:p>
                        </text:list-item>
                        <text:list-item>
                          <text:p text:style-name="P34">Não enxergar de forma plena o processo como um todo;</text:p>
                        </text:list-item>
                        <text:list-item>
                          <text:p text:style-name="P34">Fazer o que não é requisitado quando uma demanda espera;</text:p>
                        </text:list-item>
                        <text:list-item>
                          <text:p text:style-name="P34">A monotonia de algumas tarefas causou desmotivação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336437557" text:continue-numbering="true" text:style-name="L1">
        <text:list-item>
          <text:p text:style-name="P35">Demandas do Sprint 2</text:p>
          <text:list>
            <text:list-item>
              <text:p text:style-name="P34">343547 23/nov/2011 SALVA SPRINT2 - Customização Definitiva do TEMA Tela Inicial EXPRESSO3.0 - Prospecção – LAGES</text:p>
              <text:list>
                <text:list-item>
                  <text:p text:style-name="P35">Sistematizar a aplicação de temas para o Expresso3.0?</text:p>
                </text:list-item>
              </text:list>
            </text:list-item>
            <text:list-item>
              <text:p text:style-name="P29"><text:span text:style-name="T2">343550 23/nov/2011 SALVA SPRINT2 - Tradução de expressões a serem geradas pelo Tine – </text:span><text:span text:style-name="T3">DE0D9</text:span></text:p>
              <text:list>
                <text:list-item>
                  <text:p text:style-name="P35">ENCERRADO. Aberto apenas para correções do CTE</text:p>
                </text:list-item>
              </text:list>
            </text:list-item>
            <text:list-item>
              <text:p text:style-name="P29"><text:span text:style-name="T2">343552 23/nov/2011 SALVA SPRINT2 - Documentação login e administração no Wiki – </text:span><text:span text:style-name="T3">LAVO</text:span></text:p>
            </text:list-item>
            <text:list-item>
              <text:p text:style-name="P35"/>
            </text:list-item>
            <text:list-item>
              <text:p text:style-name="P35">Sugestão: Iniciar os SPRINTS com o backlog em aberto(Sem dono);</text:p>
            </text:list-item>
            <text:list-item>
              <text:p text:style-name="P34">343553 23/nov/2011 SALVA SPRINT2 - Modificar CONTA de usuário </text:p>
            </text:list-item>
            <text:list-item>
              <text:p text:style-name="P34">343554 23/nov/2011 SALVA SPRINT2 - Atribuir PAPEIS a CONTAS de usuários </text:p>
            </text:list-item>
            <text:list-item>
              <text:p text:style-name="P34">343555 23/nov/2011 SALVA SPRINT2 - Atribuir CONTAS de usuários a GRUPO </text:p>
            </text:list-item>
            <text:list-item>
              <text:p text:style-name="P34">343556 23/nov/2011 SALVA SPRINT2 - Criar GRUPO do sistema </text:p>
            </text:list-item>
            <text:list-item>
              <text:p text:style-name="P34">343557 23/nov/2011 SALVA SPRINT2 - Modificar GRUPO do sistema </text:p>
            </text:list-item>
            <text:list-item>
              <text:p text:style-name="P34">343558 23/nov/2011 SALVA SPRINT2 - Remover GRUPO do sistema </text:p>
            </text:list-item>
            <text:list-item>
              <text:p text:style-name="P34">343559 23/nov/2011 SALVA SPRINT2 - Criar PAPEL do sistema </text:p>
            </text:list-item>
            <text:list-item>
              <text:p text:style-name="P34">343560 23/nov/2011 SALVA SPRINT2 - Modificar PAPEL do sistema </text:p>
            </text:list-item>
            <text:list-item>
              <text:p text:style-name="P34">343561 23/nov/2011 SALVA SPRINT2 - Excluir PAPEL do sistema </text:p>
            </text:list-item>
            <text:list-item>
              <text:p text:style-name="P34">343562 23/nov/2011 SALVA SPRINT2 - Salvar MENSAGENS em edição </text:p>
            </text:list-item>
          </text:list>
        </text:list-item>
      </text:list>
      <text:p text:style-name="P20"/>
      <text:p text:style-name="P20"/>
      <text:list xml:id="list1514659728" text:continue-numbering="true" text:style-name="L1">
        <text:list-item>
          <text:p text:style-name="P35">OUTRAS ATIVIDADES JUNTO AO SPRINT2</text:p>
          <text:list>
            <text:list-item>
              <text:p text:style-name="P35">Coding Dojo(13/12) – Reservar sala</text:p>
              <text:p text:style-name="P35"/>
            </text:list-item>
          </text:list>
        </text:list-item>
        <text:list-item>
          <text:p text:style-name="P34">Demanda Bruno <text:s/>- <text:s/>Primeira demanda formatada.</text:p>
          <text:list>
            <text:list-item>
              <text:p text:style-name="P34">Não faz parte do sprint2</text:p>
            </text:list-item>
          </text:list>
        </text:list-item>
      </text:list>
      <text:p text:style-name="P20"/>
      <text:p text:style-name="P24"><text:s/></text:p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tab/></text:p>
      <text:p text:style-name="P23"/>
      <text:p text:style-name="PSDS_20_-_20_Corpo_20_de_20_Texto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5"/>
      <text:p text:style-name="P19"><text:s text:c="5"/><text:tab/></text:p>
      <text:p text:style-name="P26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1821634569" text:style-name="L3">
              <text:list-header>
                <text:p text:style-name="P36"/>
              </text:list-header>
            </text:list>
          </table:table-cell>
          <table:table-cell table:style-name="Tabela6.A4" office:value-type="string">
            <text:p text:style-name="PSDS_20_-_20_Corpo_20_de_20_Texto"/>
          </table:table-cell>
          <table:table-cell table:style-name="Tabela6.A2" office:value-type="string">
            <text:p text:style-name="PSDS_20_-_20_Corpo_20_de_20_Texto"/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7"/>
          </table:table-cell>
          <table:table-cell table:style-name="Tabela10.A2" office:value-type="string">
            <text:p text:style-name="PSDS_20_-_20_Corpo_20_de_20_Texto"/>
          </table:table-cell>
          <table:table-cell table:style-name="Tabela10.C2" office:value-type="string">
            <text:p text:style-name="PSDS_20_-_20_Corpo_20_de_20_Texto"/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7"/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/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ext:soft-page-break/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2-02T16:51:05.99">16:51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Assunto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6</text:page-number></text:span></text:span><text:span text:style-name="Page_20_Number"><text:span text:style-name="MT1">/</text:span></text:span><text:span text:style-name="Page_20_Number"><text:span text:style-name="MT1"><text:page-count style:num-format="1">6</text:page-count></text:span></text:span><text:span text:style-name="Page_20_Number"><text:span text:style-name="MT1"> </text:span></text:span>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Retrospectiva do Sprint 1 – Projeto Expresso V3</text:p>
            </table:table-cell>
            <table:covered-table-cell/>
            <table:table-cell table:style-name="Tabela8.C2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91</meta:editing-cycles>
    <meta:editing-duration>PT18H21M49S</meta:editing-duration>
    <dc:date>2011-12-02T16:51:05</dc:date>
    <meta:document-statistic meta:table-count="11" meta:image-count="0" meta:object-count="0" meta:page-count="6" meta:paragraph-count="155" meta:word-count="680" meta:character-count="4270"/>
    <dc:creator>Lavoisier Vieira</dc:creator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